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solid" svg:stroke-width="0.051cm" draw:fill="solid" draw:fill-color="#ffcc99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solid" svg:stroke-width="0.051cm" draw:fill="solid" draw:fill-color="#cccc00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draw:stroke="solid" svg:stroke-width="0.051cm" draw:fill="solid" draw:fill-color="#ffcc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6" style:family="graphic" style:parent-style-name="standard">
      <style:graphic-properties draw:stroke="solid" svg:stroke-width="0.051cm" draw:fill="solid" draw:fill-color="#99cc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solid" svg:stroke-width="0.102cm" draw:marker-start="Arrow" draw:marker-start-width="0.229cm" draw:marker-end="Arrowheads_20_1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8" style:family="graphic" style:parent-style-name="standard">
      <style:graphic-properties draw:stroke="solid" svg:stroke-width="0.102cm" draw:marker-start="Arrow" draw:marker-start-width="0.229cm" draw:marker-end="Arrow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9" style:family="graphic" style:parent-style-name="standard">
      <style:graphic-properties draw:stroke="dash" draw:stroke-dash="Ultrafine_20_Dashed" svg:stroke-width="0.051cm" draw:fill="solid" draw:fill-color="#cccc00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stroke="solid" svg:stroke-width="0.102cm" draw:marker-start-width="0.276cm" draw:marker-end="Arrow" draw:marker-end-width="0.229cm" draw:fill="solid" draw:fill-color="#cccc00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draw:stroke="solid" svg:stroke-width="0.051cm" draw:fill="solid" draw:fill-color="#cccc00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12" style:family="graphic" style:parent-style-name="standard">
      <style:graphic-properties draw:stroke="solid" svg:stroke-width="0.152cm" draw:marker-start-width="0.351cm" draw:marker-end="Arrow" draw:marker-end-width="0.304cm" draw:fill="solid" draw:fill-color="#cccc00" draw:textarea-horizontal-align="center" draw:textarea-vertical-align="middle" fo:padding-top="0.2cm" fo:padding-bottom="0.2cm" fo:padding-left="0.325cm" fo:padding-right="0.32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3.81cm" svg:x="3.54cm" svg:y="4.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13.7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9.255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1.905cm" svg:x="3.54cm" svg:y="1.635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3.81cm" svg:x="18.78cm" svg:y="6.08cm">
          <text:p text:style-name="P1">TabWatch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5.08cm" svg:x="18.78cm" svg:y="11.795cm">
          <text:p text:style-name="P1">Conte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draw:layer="layout" svg:width="5.715cm" svg:height="4.445cm" svg:x="9.89cm" svg:y="6.08cm">
          <text:p text:style-name="P1">Crossfire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6cm" svg:height="4.446cm" svg:x="18.78cm" svg:y="6.08cm">
          <text:p text:style-name="P1">Crossfire 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335cm" svg:height="3.81cm" svg:x="2.27cm" svg:y="1.635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905cm" svg:x="2.27cm" svg:y="6.08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905cm" svg:x="2.27cm" svg:y="8.62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985cm" svg:height="3.81cm" svg:x="18.78cm" svg:y="1.635cm">
          <text:p text:style-name="P1">Client Host Applic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605cm" svg:y1="8.62cm" svg:x2="18.78cm" svg:y2="8.62cm">
          <text:p/>
        </draw:line>
        <draw:line draw:style-name="gr8" draw:text-style-name="P1" draw:layer="layout" svg:x1="8.62cm" svg:y1="9.89cm" svg:x2="9.89cm" svg:y2="9.89cm">
          <text:p/>
        </draw:line>
      </draw:page>
      <draw:page draw:name="page3" draw:style-name="dp1" draw:master-page-name="Default">
        <draw:custom-shape draw:style-name="gr4" draw:text-style-name="P1" draw:layer="layout" svg:width="11.429cm" svg:height="3.81cm" svg:x="2.271cm" svg:y="1.635cm">
          <text:p text:style-name="P1"><text:span text:style-name="T1">Browser <text:s/>1</text:span></text:p>
          <text:p text:style-name="P1">(containing page to be debugged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905cm" svg:x="2.27cm" svg:y="6.0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2.539cm" svg:x="2.27cm" svg:y="8.621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3.175cm" svg:x="9.255cm" svg:y="6.08cm">
          <text:p text:style-name="P1">Crossfire 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3.175cm" svg:x="14.97cm" svg:y="6.08cm">
          <text:p text:style-name="P1">Crossfire</text:p>
          <text:p text:style-name="P1"><text:s/>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43cm" svg:height="3.81cm" svg:x="14.97cm" svg:y="1.635cm">
          <text:p text:style-name="P1"><text:span text:style-name="T1">Browser 2</text:span></text:p>
          <text:p text:style-name="P1">(separate process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905cm" svg:x="20.05cm" svg:y="6.08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2.54cm" svg:x="20.05cm" svg:y="8.62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16cm" svg:height="1.27cm" svg:x="9.255cm" svg:y="9.89cm">
          <text:p text:style-name="P1">Crossfire Proxy Objects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7cm" svg:y1="7.985cm" svg:x2="14.97cm" svg:y2="7.985cm">
          <text:p/>
        </draw:line>
      </draw:page>
      <draw:page draw:name="page4" draw:style-name="dp1" draw:master-page-name="Default">
        <draw:custom-shape draw:style-name="gr3" draw:text-style-name="P2" draw:layer="layout" svg:width="5.715cm" svg:height="4.445cm" svg:x="1.635cm" svg:y="5.445cm">
          <text:p text:style-name="P1"><text:span text:style-name="T1">Crossfire 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15cm" svg:height="4.445cm" svg:x="20.05cm" svg:y="5.445cm">
          <text:p text:style-name="P1"><text:span text:style-name="T1">Crossfire</text:span></text:p>
          <text:p text:style-name="P1"><text:span text:style-name="T1"><text:s/></text:span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6cm" svg:height="3.175cm" svg:x="8.62cm" svg:y="4.175cm">
          <text:p text:style-name="P1"><text:span text:style-name="T1">Crossfire</text:span></text:p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35cm" svg:height="3.81cm" svg:x="8.62cm" svg:y="10.525cm">
          <text:p text:style-name="P1">Socket </text:p>
          <text:p text:style-name="P1">Transport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3.81cm" svg:x="16.875cm" svg:y="10.525cm">
          <text:p text:style-name="P1">Packet</text:p>
          <text:p text:style-name="P1">Module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875cm" svg:y1="12.43cm" svg:x2="14.97cm" svg:y2="12.43cm">
          <text:p/>
        </draw:line>
        <draw:line draw:style-name="gr12" draw:text-style-name="P1" draw:layer="layout" svg:x1="13.7cm" svg:y1="7.35cm" svg:x2="13.7cm" svg:y2="10.525cm">
          <text:p/>
        </draw:line>
        <draw:line draw:style-name="gr12" draw:text-style-name="P1" draw:layer="layout" svg:x1="8.62cm" svg:y1="6.08cm" svg:x2="7.35cm" svg:y2="6.08cm">
          <text:p/>
        </draw:line>
        <draw:line draw:style-name="gr12" draw:text-style-name="P1" draw:layer="layout" svg:x1="18.78cm" svg:y1="6.08cm" svg:x2="20.05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. Collins</meta:initial-creator>
    <meta:creation-date>2011-04-01T13:28:45</meta:creation-date>
    <dc:date>2011-04-01T15:05:42</dc:date>
    <dc:creator>M. Collins</dc:creator>
    <meta:editing-duration>PT01H06M36S</meta:editing-duration>
    <meta:editing-cycles>5</meta:editing-cycles>
    <meta:generator>OpenOffice.org/3.2$Win32 OpenOffice.org_project/320m18$Build-9502</meta:generator>
    <meta:document-statistic meta:object-count="33"/>
  </office:meta>
</office:document-meta>
</file>